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number-columns-repeated="2" table:style-name="ce1" office:value-type="string" calcext:value-type="string">
            <text:p>$\mathbf{R_{out}}$ \textbf{Calculated}</text:p>
          </table:table-cell>
          <table:table-cell office:value-type="string" calcext:value-type="string">
            <text:p>\textbf{%error}</text:p>
          </table:table-cell>
        </table:table-row>
        <table:table-row table:style-name="ro1">
          <table:table-cell office:value-type="string" calcext:value-type="string">
            <text:p>Simple Current Source</text:p>
          </table:table-cell>
          <table:table-cell office:value-type="float" office:value="12500" calcext:value-type="float">
            <text:p>12500</text:p>
          </table:table-cell>
          <table:table-cell office:value-type="float" office:value="11893" calcext:value-type="float">
            <text:p>11893</text:p>
          </table:table-cell>
          <table:table-cell table:formula="of:=([.C2]-[.B2])/[.B2]" office:value-type="float" office:value="-0.04856" calcext:value-type="float">
            <text:p>-0.04856</text:p>
          </table:table-cell>
        </table:table-row>
        <table:table-row table:style-name="ro1">
          <table:table-cell office:value-type="string" calcext:value-type="string">
            <text:p>Modified Wilson</text:p>
          </table:table-cell>
          <table:table-cell office:value-type="float" office:value="698753" calcext:value-type="float">
            <text:p>698753</text:p>
          </table:table-cell>
          <table:table-cell office:value-type="float" office:value="3589.29" calcext:value-type="float">
            <text:p>3589.29</text:p>
          </table:table-cell>
          <table:table-cell table:formula="of:=([.C3]-[.B3])/[.B3]" office:value-type="float" office:value="-0.994863292179068" calcext:value-type="float">
            <text:p>-0.99486329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23:05:24.776781387</meta:creation-date>
    <meta:generator>LibreOffice/4.3.6.2$Linux_X86_64 LibreOffice_project/430m0$Build-2</meta:generator>
    <dc:date>2015-04-03T23:26:23.387991498</dc:date>
    <meta:editing-duration>PT5M40S</meta:editing-duration>
    <meta:editing-cycles>1</meta:editing-cycles>
    <meta:document-statistic meta:table-count="1" meta:cell-count="11" meta:object-count="0"/>
  </office:meta>
</office:document-meta>
</file>